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5B30000371F0000176D56C41330.svm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" fo:font-size="12pt" fo:language="sv" fo:country="SE" style:font-name-asian="DejaVu Sans" style:font-size-asian="12pt" style:font-name-complex="DejaVu Sans" style:font-size-complex="12pt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ll differentialekvation med hjälp av Fouriertransformer (2010-(10)okt-07):</text:p>
      <text:p text:style-name="P1"/>
      <text:p text:style-name="P1"/>
      <text:p text:style-name="P2"><draw:frame draw:style-name="fr2" draw:name="Object1" text:anchor-type="as-char" svg:width="4.805cm" svg:height="1.15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Object2" text:anchor-type="as-char" svg:width="5.299cm" svg:height="1.242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(Beskriver temperaturen i en oändlig tråd.)</text:p>
      <text:p text:style-name="P2"/>
      <text:p text:style-name="P2"/>
      <text:p text:style-name="P2"/>
      <text:p text:style-name="P2">Låt:</text:p>
      <text:p text:style-name="P2"/>
      <text:p text:style-name="P2"><text:tab/><draw:frame draw:style-name="fr2" draw:name="Object3" text:anchor-type="as-char" svg:width="8.744cm" svg:height="1.115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text:tab/><text:tab/>(Med avseende på x, t är fixerad)</text:p>
      <text:p text:style-name="P2"/>
      <text:p text:style-name="P2"><text:tab/>(För varje fixerat t söks FT av u(x; t))</text:p>
      <text:p text:style-name="P2"/>
      <text:p text:style-name="P2"/>
      <text:p text:style-name="P2"/>
      <text:p text:style-name="P2">Transformera begynnelsevillkor:</text:p>
      <text:p text:style-name="P2"/>
      <text:p text:style-name="P2"><text:tab/>Vi har u(x; 0) = ƒ(x).</text:p>
      <text:p text:style-name="P2"/>
      <text:p text:style-name="P2"><text:tab/><draw:frame draw:style-name="fr2" draw:name="Object4" text:anchor-type="as-char" svg:width="14.046cm" svg:height="1.531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<draw:frame draw:style-name="fr2" draw:name="Object5" text:anchor-type="as-char" svg:width="11.506cm" svg:height="1.2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graphics1" text:anchor-type="paragraph" svg:x="1.446cm" svg:y="1.032cm" svg:width="14.111cm" svg:height="5.997cm" draw:z-index="1"><draw:image xlink:href="Pictures/200005B30000371F0000176D56C41330.svm" xlink:type="simple" xlink:show="embed" xlink:actuate="onLoad"/></draw:frame></text:p>
      <text:p text:style-name="P3">Transformera DE:</text:p>
      <text:p text:style-name="P2"/>
      <text:p text:style-name="P2"><text:tab/><draw:frame draw:style-name="fr2" draw:name="Object6" text:anchor-type="as-char" svg:width="9.844cm" svg:height="1.279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text:tab/><draw:frame draw:style-name="fr2" draw:name="Object7" text:anchor-type="as-char" svg:width="13.374cm" svg:height="1.192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/>
      <text:p text:style-name="P2"><text:tab/>Förklarning av (*):</text:p>
      <text:p text:style-name="P2"/>
      <text:p text:style-name="P2"><text:tab/><text:tab/><draw:frame draw:style-name="fr2" draw:name="Object8" text:anchor-type="as-char" svg:width="11.083cm" svg:height="1.203cm" draw:z-index="9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text:tab/><text:tab/><draw:frame draw:style-name="fr2" draw:name="Object9" text:anchor-type="as-char" svg:width="13.146cm" svg:height="1.117cm" draw:z-index="10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text:tab/><text:tab/><draw:frame draw:style-name="fr2" draw:name="Object10" text:anchor-type="as-char" svg:width="12.256cm" svg:height="1.34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/>
      <text:p text:style-name="P2"/>
      <text:p text:style-name="P2">Ekvationen tar formen</text:p>
      <text:p text:style-name="P2"/>
      <text:p text:style-name="P2"><text:tab/><draw:frame draw:style-name="fr2" draw:name="Object11" text:anchor-type="as-char" svg:width="4.974cm" svg:height="0.898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text:tab/>För varje fixerat α är ekvationen</text:p>
      <text:p text:style-name="P2"/>
      <text:p text:style-name="P2"><text:tab/><text:tab/><draw:frame draw:style-name="fr2" draw:name="Object12" text:anchor-type="as-char" svg:width="2.238cm" svg:height="0.616cm" draw:z-index="13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text:tab/><text:tab/>Separabel!</text:p>
      <text:p text:style-name="P2"/>
      <text:p text:style-name="P2"><text:tab/><draw:frame draw:style-name="fr2" draw:name="Object13" text:anchor-type="as-char" svg:width="3.214cm" svg:height="0.586cm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/>
      <text:p text:style-name="P2"/>
      <text:p text:style-name="P2">Begynnelsevillkor (BV) ger:</text:p>
      <text:p text:style-name="P2"/>
      <text:p text:style-name="P2"><text:tab/><draw:frame draw:style-name="fr2" draw:name="Object18" text:anchor-type="as-char" svg:width="6.318cm" svg:height="1.048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2"><text:tab/><draw:frame draw:style-name="fr2" draw:name="Object19" text:anchor-type="as-char" svg:width="2.688cm" svg:height="1.048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2"/>
      <text:p text:style-name="P2"/>
      <text:p text:style-name="P3">Alltså:</text:p>
      <text:p text:style-name="P2"/>
      <text:p text:style-name="P2"><text:tab/><draw:frame draw:style-name="fr2" draw:name="Object14" text:anchor-type="as-char" svg:width="4.868cm" svg:height="1.117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text:tab/>Tillbaka-transformation:</text:p>
      <text:p text:style-name="P2"/>
      <text:p text:style-name="P2"><text:tab/><text:tab/><draw:frame draw:style-name="fr2" draw:name="Object15" text:anchor-type="as-char" svg:width="12.956cm" svg:height="1.139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text:tab/><text:tab/><draw:frame draw:style-name="fr2" draw:name="Object16" text:anchor-type="as-char" svg:width="5.761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lika böcker transformerar olika:</text:p>
      <text:p text:style-name="P1"/>
      <text:p text:style-name="P1"/>
      <text:p text:style-name="P1">Vissa använder <draw:frame draw:style-name="fr2" draw:name="Object17" text:anchor-type="as-char" svg:width="8.744cm" svg:height="1.115cm" draw:z-index="19"><draw:object xlink:href="./Object 19" xlink:type="simple" xlink:show="embed" xlink:actuate="onLoad"/><draw:image xlink:href="./ObjectReplacements/Object 19" xlink:type="simple" xlink:show="embed" xlink:actuate="onLoad"/></draw:frame>och andra använder</text:p>
      <text:p text:style-name="P1"/>
      <text:p text:style-name="P1"><draw:frame draw:style-name="fr2" draw:name="Object20" text:anchor-type="as-char" svg:width="8.927cm" svg:height="1.115cm" draw:z-index="20"><draw:object xlink:href="./Object 20" xlink:type="simple" xlink:show="embed" xlink:actuate="onLoad"/><draw:image xlink:href="./ObjectReplacements/Object 20" xlink:type="simple" xlink:show="embed" xlink:actuate="onLoad"/></draw:frame>.</text:p>
      <text:p text:style-name="P1"/>
      <text:p text:style-name="P1"/>
      <text:p text:style-name="P1">Om man använder – vid fouriertransformationen ska man vid fourierintegralen och fourierinversetransformationen använda +.</text:p>
      <text:p text:style-name="P1"/>
      <text:p text:style-name="P1">Använder + vid fouriertransformationen ska man vid fourierintegralen och fourierinversetransformationen använda –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4H53M27S</meta:editing-duration>
    <meta:editing-cycles>62</meta:editing-cycles>
    <meta:generator>OpenOffice.org/3.1$Win32 OpenOffice.org_project/310m19$Build-9420</meta:generator>
    <dc:date>2010-10-16T22:31:29.06</dc:date>
    <dc:creator>Mattias </dc:creator>
    <meta:document-statistic meta:table-count="0" meta:image-count="1" meta:object-count="20" meta:page-count="3" meta:paragraph-count="38" meta:word-count="95" meta:character-count="7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>
            <math:mi math:fontstyle="normal">u</math:mi>
            <math:mn>0</math:mn>
          </math:msub>
          <math:mi math:fontstyle="normal">π</math:mi>
        </math:mfrac>
        <math:mo math:stretchy="false">⋅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i>sin</math:mi>
            <math:mi/>
            <math:mi math:fontstyle="normal">α</math:mi>
            <math:mi/>
            <math:mi>cos</math:mi>
            <math:mi/>
            <math:mi math:fontstyle="normal">α</math:mi>
          </math:mrow>
          <math:mi math:fontstyle="normal">α</math:mi>
        </math:mfrac>
        <math:mo math:stretchy="false">⋅</math:mo>
        <math:msup>
          <math:mi math:fontstyle="normal">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  <math:mi/>
      <math:mi>dα</math:mi>
    </math:mrow>
    <math:annotation math:encoding="StarMath 5.0">{u_0 over π} cdot {size *1.25 int from -infinity to infinity ""} {{sin `α ~ cos `α} over α} cdot e^{-kα^2 t}`dα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text>{∫ är absolut konvergent}</math:mtext>
        </math:mrow>
        <math:mo math:stretchy="false">=</math:mo>
        <math:mrow>
          <math:munder>
            <math:mi>lim</math:mi>
            <math:mrow>
              <math:mi math:fontstyle="normal">∆</math:mi>
              <math:mi math:fontstyle="normal">t</math:mi>
              <math:mi math:fontstyle="normal">→</math:mi>
              <math:mn>0</math:mn>
            </math:mrow>
          </math:munder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frac>
        <math:mrow>
          <math:mi math:fontstyle="normal">u</math:mi>
          <math:mrow>
            <math:mrow>
              <math:mo math:stretchy="false">(</math:mo>
              <math:mrow>
                <math:msub>
                  <math:mi math:fontstyle="normal">t</math:mi>
                  <math:mn>0</math:mn>
                </math:msub>
                <math:mi math:fontstyle="normal">;</math:mi>
                <math:mi/>
                <math:mi math:fontstyle="normal">s</math:mi>
              </math:mrow>
              <math:mo math:stretchy="false">)</math:mo>
            </math:mrow>
            <math:mo math:stretchy="false">−</math:mo>
            <math:mi math:fontstyle="normal">u</math:mi>
          </math:mrow>
          <math:mrow>
            <math:mo math:stretchy="false">(</math:mo>
            <math:mrow>
              <math:mrow>
                <math:msub>
                  <math:mi math:fontstyle="normal">t</math:mi>
                  <math:mn>0</math:mn>
                </math:msub>
                <math:mo math:stretchy="false">+</math:mo>
                <math:mi math:fontstyle="normal">∆</math:mi>
              </math:mrow>
              <math:mi math:fontstyle="normal">t</math:mi>
              <math:mi math:fontstyle="normal">;</math:mi>
              <math:mi/>
              <math:mi math:fontstyle="normal">s</math:mi>
            </math:mrow>
            <math:mo math:stretchy="false">)</math:mo>
          </math:mrow>
        </math:mrow>
        <math:mrow>
          <math:mi math:fontstyle="normal">∆</math:mi>
          <math:mi math:fontstyle="normal">t</math:mi>
        </math:mrow>
      </math:mfrac>
      <math:mi/>
      <math:mrow>
        <math:mi>ds</math:mi>
        <math:mo math:stretchy="false">=</math:mo>
        <math:mtext/>
      </math:mrow>
    </math:mrow>
    <math:annotation math:encoding="StarMath 5.0">"" = "{∫ är absolut konvergent}" = lim from {∆t → 0} {size *1.25 int ""} {{u(t_0;`s) - u(t_0 + ∆t;`s)} over {∆t}}`ds = ""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/>
          <math:mo math:stretchy="false">=</math:mo>
          <math:mrow>
            <math:munder>
              <math:mi>lim</math:mi>
              <math:mrow>
                <math:mi math:fontstyle="normal">∆</math:mi>
                <math:mi math:fontstyle="normal">t</math:mi>
                <math:mi math:fontstyle="normal">→</math:mi>
                <math:mn>0</math:mn>
              </math:mrow>
            </math:munder>
            <math:mfrac>
              <math:mrow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  <math:mi math:fontstyle="normal">u</math:mi>
                <math:mrow>
                  <math:mo math:stretchy="false">(</math:mo>
                  <math:mrow>
                    <math:msub>
                      <math:mi math:fontstyle="normal">t</math:mi>
                      <math:mn>0</math:mn>
                    </math:msub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row>
                  <math:mi>ds</math:mi>
                  <math:mo math:stretchy="false">−</math:mo>
                  <math:mstyle math:fontsize="125%">
                    <math:mrow>
                      <math:mrow>
                        <math:mo math:stretchy="false">∫</math:mo>
                        <math:mtext/>
                      </math:mrow>
                    </math:mrow>
                  </math:mstyle>
                </math:mrow>
                <math:mi math:fontstyle="normal">u</math:mi>
                <math:mrow>
                  <math:mo math:stretchy="false">(</math:mo>
                  <math:mrow>
                    <math:mrow>
                      <math:msub>
                        <math:mi math:fontstyle="normal">t</math:mi>
                        <math:mn>0</math:mn>
                      </math:msub>
                      <math:mo math:stretchy="false">+</math:mo>
                      <math:mi math:fontstyle="normal">∆</math:mi>
                    </math:mrow>
                    <math:mi math:fontstyle="normal">t</math:mi>
                    <math:mi math:fontstyle="normal">;</math:mi>
                    <math:mi/>
                    <math:mi math:fontstyle="normal">s</math:mi>
                  </math:mrow>
                  <math:mo math:stretchy="false">)</math:mo>
                </math:mrow>
                <math:mi/>
                <math:mi>ds</math:mi>
              </math:mrow>
              <math:mrow>
                <math:mi math:fontstyle="normal">∆</math:mi>
                <math:mi math:fontstyle="normal">t</math:mi>
              </math:mrow>
            </math:mfrac>
          </math:mrow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style math:fontsize="125%">
          <math:mrow>
            <math:mrow>
              <math:mi math:fontstyle="normal">t</math:mi>
              <math:mo math:stretchy="false">=</math:mo>
              <math:msub>
                <math:mi math:fontstyle="normal">t</math:mi>
                <math:mn>0</math:mn>
              </math:msub>
            </math:mrow>
          </math:mrow>
        </math:mstyle>
      </math:msub>
      <math:mi>ds</math:mi>
    </math:mrow>
    <math:annotation math:encoding="StarMath 5.0">"" = lim from {∆t → 0} {{{size *1.25 int ""} u(t_0;`s) `ds - {size *1.25 int ""} u(t_0 + ∆t;`s) `ds} over {∆t}} = {partial over {partial t}} {size *1.25 int ""} left ( u(t;`s) right )_{size *1.25 {t = t_0}}ds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−</math:mo>
        <math:msup>
          <math:mi>kα</math:mi>
          <math:mn>2</math:mn>
        </math:msup>
      </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-kα^2 hat u (α;`t) = {partial over {partial t}} hat u (α;`t)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ver math:accent="true">
            <math:mi math:fontstyle="normal">u</math:mi>
            <math:mo math:stretchy="false">ˆ</math:mo>
          </math:mover>
          <math:mi math:fontstyle="normal">t</math:mi>
          <math:mstyle math:fontsize="4.2pt">
            <math:mrow>
              <math:mtext>|</math:mtext>
            </math:mrow>
          </math:mstyle>
        </math:msubsup>
        <math:mo math:stretchy="false">=</math:mo>
        <math:mrow>
          <math:mo math:stretchy="false">−</math:mo>
          <math:msup>
            <math:mi>kα</math:mi>
            <math:mn>2</math:mn>
          </math:msup>
        </math:mrow>
      </math:mrow>
      <math:mover math:accent="true">
        <math:mi math:fontstyle="normal">u</math:mi>
        <math:mo math:stretchy="false">ˆ</math:mo>
      </math:mover>
    </math:mrow>
    <math:annotation math:encoding="StarMath 5.0">{hat u} sup {size -3 "|"} sub t = -kα^2 hat u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up>
          <math:mi>Ce</math:mi>
          <math:mrow>
            <math:mrow>
              <math:mo math:stretchy="false">−</math:mo>
              <math:msup>
                <math:mi>kα</math:mi>
                <math:mn>2</math:mn>
              </math:msup>
            </math:mrow>
            <math:mi math:fontstyle="normal">t</math:mi>
          </math:mrow>
        </math:msup>
      </math:mrow>
    </math:mrow>
    <math:annotation math:encoding="StarMath 5.0">hat u (α;`t) = Ce^{-kα^2 t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n>2u</math:mn>
        <math:mn>0</math:mn>
      </math:msub>
      <math:mrow>
        <math:mfrac>
          <math:mrow>
            <math:mi>sin</math:mi>
            <math:mi/>
            <math:mi math:fontstyle="normal">α</math:mi>
          </math:mrow>
          <math:mi math:fontstyle="normal">α</math:mi>
        </math:mfrac>
        <math:mover>
          <math:mo math:stretchy="false">=</math:mo>
          <math:mi>BV</math:mi>
        </math:mover>
        <math:mover math:accent="true">
          <math:mi math:fontstyle="normal">u</math:mi>
          <math:mo math:stretchy="false">ˆ</math:mo>
        </math:mover>
      </math:mrow>
      <math:mrow>
        <math:mrow>
          <math:mrow>
            <math:mo math:stretchy="false">(</math:mo>
            <math:mrow>
              <math:mi math:fontstyle="normal">α</math:mi>
              <math:mi math:fontstyle="normal">;</math:mi>
              <math:mi/>
              <math:mn>0</math:mn>
            </math:mrow>
            <math:mo math:stretchy="false">)</math:mo>
          </math:mrow>
          <math:mo math:stretchy="false">=</math:mo>
          <math:msup>
            <math:mi>Ce</math:mi>
            <math:mrow>
              <math:mrow>
                <math:mo math:stretchy="false">−</math:mo>
                <math:msup>
                  <math:mi>kα</math:mi>
                  <math:mn>2</math:mn>
                </math:msup>
              </math:mrow>
              <math:mo math:stretchy="false">⋅</math:mo>
              <math:mn>0</math:mn>
            </math:mrow>
          </math:msup>
        </math:mrow>
        <math:mo math:stretchy="false">=</math:mo>
        <math:mi math:fontstyle="normal">C</math:mi>
      </math:mrow>
    </math:mrow>
    <math:annotation math:encoding="StarMath 5.0">2u_0 {{sin `α} over α} = csup BV hat u (α;`0) = Ce^{-kα^2 cdot 0} = C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sub>
          <math:mn>2u</math:mn>
          <math:mn>0</math:mn>
        </math:msub>
      </math:mrow>
      <math:mfrac>
        <math:mrow>
          <math:mi>sin</math:mi>
          <math:mi/>
          <math:mi math:fontstyle="normal">α</math:mi>
        </math:mrow>
        <math:mi math:fontstyle="normal">α</math:mi>
      </math:mfrac>
    </math:mrow>
    <math:annotation math:encoding="StarMath 5.0">C = 2u_0 {{sin `α} over α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row>
            <math:msub>
              <math:mn>2u</math:mn>
              <math:mn>0</math:mn>
            </math:msub>
            <math:mi/>
            <math:mi>sin</math:mi>
            <math:mi/>
            <math:mi math:fontstyle="normal">α</math:mi>
          </math:mrow>
          <math:mi math:fontstyle="normal">α</math:mi>
        </math:mfrac>
      </math:mrow>
      <math:msup>
        <math:mi math:fontstyle="normal">e</math:mi>
        <math:mrow>
          <math:mrow>
            <math:mo math:stretchy="false">−</math:mo>
            <math:msup>
              <math:mi>kx</math:mi>
              <math:mn>2</math:mn>
            </math:msup>
          </math:mrow>
          <math:mi math:fontstyle="normal">t</math:mi>
        </math:mrow>
      </math:msup>
    </math:mrow>
    <math:annotation math:encoding="StarMath 5.0">hat u (α;`t) = {{2u_0 `sin `α} over α} e^{-kx^2 t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frac>
          <math:mn>1</math:mn>
          <math:mn>2π</math:mn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sub>
        <math:mn>2u</math:mn>
        <math:mn>0</math:mn>
      </math:msub>
      <math:mi/>
      <math:mfrac>
        <math:mrow>
          <math:mi>sin</math:mi>
          <math:mi/>
          <math:mi math:fontstyle="normal">α</math:mi>
        </math:mrow>
        <math:mi math:fontstyle="normal">α</math:mi>
      </math:mfrac>
      <math:mi/>
      <math:msup>
        <math:mi math:fontstyle="normal">e</math:mi>
        <math:mrow>
          <math:mrow>
            <math:mo math:stretchy="false">−</math:mo>
            <math:msup>
              <math:mi>kα</math:mi>
              <math:mn>2</math:mn>
            </math:msup>
          </math:mrow>
          <math:mi math:fontstyle="normal">t</math:mi>
        </math:mrow>
      </math:msup>
      <math:msup>
        <math:mi math:fontstyle="normal">e</math:mi>
        <math:mrow>
          <math:mo math:stretchy="false">−</math:mo>
          <math:mi>iαx</math:mi>
        </math:mrow>
      </math:msup>
      <math:mi/>
      <math:mrow>
        <math:mrow>
          <math:mi>dα</math:mi>
          <math:mo math:stretchy="false">=</math:mo>
          <math:mtext>{Se boken sida 506}</math:mtext>
        </math:mrow>
        <math:mo math:stretchy="false">=</math:mo>
        <math:mtext/>
      </math:mrow>
    </math:mrow>
    <math:annotation math:encoding="StarMath 5.0">u(x;`t) = {1 over 2π} {size *1.25 int from -infinity to infinity ""} 2u_0 `{{sin `α} over α}`e^{-kα^2 t}e^{-iαx}`dα = "{Se boken sida 506}" = ""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k</math:mi>
      <math:mrow>
        <math:mfrac>
          <math:mrow>
            <math:msup>
              <math:mo math:stretchy="false">∂</math:mo>
              <math:mn>2</math:mn>
            </math:msup>
            <math:mi math:fontstyle="normal">u</math:mi>
          </math:mrow>
          <math:mrow>
            <math:mo math:stretchy="false">∂</math:mo>
            <math:msup>
              <math:mi math:fontstyle="normal">x</math:mi>
              <math:mn>2</math:mn>
            </math:msup>
          </math:mrow>
        </math:mfrac>
        <math:mo math:stretchy="false">=</math:mo>
        <math:mfrac>
          <math:mrow>
            <math:mo math:stretchy="false">∂</math:mo>
            <math:mi math:fontstyle="normal">u</math:mi>
          </math:mrow>
          <math:mrow>
            <math:mo math:stretchy="false">∂</math:mo>
            <math:mi math:fontstyle="normal">t</math:mi>
          </math:mrow>
        </math:mfrac>
      </math:mrow>
      <math:mi math:fontstyle="normal">,</math:mi>
      <math:mrow>
        <math:mrow>
          <math:mrow>
            <math:mi/>
            <math:mo math:stretchy="false">−</math:mo>
            <math:mo math:stretchy="false">∞</math:mo>
          </math:mrow>
          <math:mo math:stretchy="false">&lt;</math:mo>
          <math:mi math:fontstyle="normal">x</math:mi>
        </math:mrow>
        <math:mo math:stretchy="false">&lt;</math:mo>
        <math:mo math:stretchy="false">∞</math:mo>
      </math:mrow>
    </math:mrow>
    <math:annotation math:encoding="StarMath 5.0">k{{partial^2 u}over{partial x^2}} = {{partial u}over{partial t}}, ~~ -infinity &lt; x &lt; infinity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row>
          <math:mo math:stretchy="false">−</math:mo>
          <math:mi>iαx</math:mi>
        </math:mrow>
      </math:msup>
      <math:mi/>
      <math:mi>dx</math:mi>
    </math:mrow>
    <math:annotation math:encoding="StarMath 5.0">hat u(α; `t) = ℱ left ( u(x; `t) right )(α; `t) = {size *1.25 int from -infinity to infinity ""} u(x; ` t)e^{-iαx}`dx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row>
          <math:mo math:stretchy="false">(</math:mo>
          <math:mrow>
            <math:mi math:fontstyle="normal">x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ƒ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row>
          <math:mo math:stretchy="true">{</math:mo>
          <math:mtable>
            <math:mtr>
              <math:mtd>
                <math:msub>
                  <math:mi math:fontstyle="normal">u</math:mi>
                  <math:mn>0</math:mn>
                </math:msub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lt;</math:mo>
                    <math:mn>1</math:mn>
                  </math:mrow>
                </math:mrow>
              </math:mtd>
            </math:mtr>
            <math:mtr>
              <math:mtd>
                <math:mn>0</math:mn>
              </math:mtd>
              <math:mtd>
                <math:mrow>
                  <math:mi/>
                  <math:mrow>
                    <math:mfenced math:open="∣" math:close="∣">
                      <math:mi math:fontstyle="normal">x</math:mi>
                    </math:mfenced>
                    <math:mo math:stretchy="false">&gt;</math:mo>
                    <math:mn>1</math:mn>
                  </math:mrow>
                </math:mrow>
              </math:mtd>
            </math:mtr>
          </math:mtable>
        </math:mrow>
      </math:mrow>
    </math:mrow>
    <math:annotation math:encoding="StarMath 5.0">u(x; `0) = ƒ(x) = left lbrace matrix{u_0 # ``abs x &lt; 1 ## 0 # ``abs x &gt; 1} right non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ˆ</math:mo>
      </math:mover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i math:fontstyle="normal">t</math:mi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i math:fontstyle="normal">t</math:mi>
          </math:mrow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αx</math:mi>
      </math:msup>
      <math:mi/>
      <math:mi>dx</math:mi>
    </math:mrow>
    <math:annotation math:encoding="StarMath 5.0">hat u(α; `t) = ℱ left ( u(x; `t) right )(α; `t) = {size *1.25 int from -infinity to infinity ""} u(x; ` t)e^{iαx}`dx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fenced math:open="" math:close="">
        <math:mrow>
          <math:mi math:fontstyle="normal">u</math:mi>
          <math:mrow>
            <math:mo math:stretchy="false">(</math:mo>
            <math:mrow>
              <math:mi math:fontstyle="normal">x</math:mi>
              <math:mi math:fontstyle="normal">;</math:mi>
              <math:mi/>
              <math:mn>0</math:mn>
            </math:mrow>
            <math:mo math:stretchy="false">)</math:mo>
          </math:mrow>
        </math:mrow>
      </math:mfenced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over math:accent="true">
          <math:mi math:fontstyle="normal">u</math:mi>
          <math:mo math:stretchy="false">ˆ</math:mo>
        </math:mover>
      </math:mrow>
      <math:mrow>
        <math:mrow>
          <math:mo math:stretchy="false">(</math:mo>
          <math:mrow>
            <math:mi math:fontstyle="normal">α</math:mi>
            <math:mi math:fontstyle="normal">;</math:mi>
            <math:mi/>
            <math:mn>0</math:mn>
          </math:mrow>
          <math:mo math:stretchy="false">)</math:mo>
        </math:mrow>
        <math:mo math:stretchy="false">=</math:mo>
        <math:mi math:fontstyle="normal">ℱ</math:mi>
      </math:mrow>
      <math:mfenced math:open="" math:close="">
        <math:mrow>
          <math:mi math:fontstyle="normal">ƒ</math:mi>
          <math:mrow>
            <math:mo math:stretchy="false">(</math:mo>
            <math:mi math:fontstyle="normal">x</math:mi>
            <math:mo math:stretchy="false">)</math:mo>
          </math:mrow>
        </math:mrow>
      </math:mfenced>
      <math:mrow>
        <math:mrow>
          <math:mo math:stretchy="false">(</math:mo>
          <math:mi math:fontstyle="normal">α</math:mi>
          <math:mo math:stretchy="false">)</math:mo>
        </math:mrow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i>iαx</math:mi>
      </math:msup>
      <math:mi/>
      <math:mrow>
        <math:mi>dx</math:mi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n>1</math:mn>
                </math:mrow>
                <math:mn>1</math:mn>
              </math:munderover>
              <math:mtext/>
            </math:mrow>
          </math:mrow>
        </math:mstyle>
      </math:mrow>
      <math:mrow>
        <math:msub>
          <math:mi math:fontstyle="normal">u</math:mi>
          <math:mn>0</math:mn>
        </math:msub>
        <math:mo math:stretchy="false">⋅</math:mo>
        <math:msup>
          <math:mi math:fontstyle="normal">e</math:mi>
          <math:mi>iαx</math:mi>
        </math:msup>
      </math:mrow>
      <math:mi/>
      <math:mrow>
        <math:mi>dx</math:mi>
        <math:mo math:stretchy="false">=</math:mo>
        <math:mtext/>
      </math:mrow>
    </math:mrow>
    <math:annotation math:encoding="StarMath 5.0">ℱ left ( u(x; `0) right )(α; `0) = hat u (α; `0) = ℱ left ( ƒ(x) right )(α) = {size *1.25 int from -infinity to infinity ""} ƒ(x)e^{iαx}`dx = {size *1.25 int from -1 to 1 ""} u_0 cdot e^{iαx} `dx = ""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sub>
          <math:mi math:fontstyle="normal">u</math:mi>
          <math:mn>0</math:mn>
        </math:msub>
      </math:mrow>
      <math:mrow>
        <math:msubsup>
          <math:mfenced math:open="[" math:close="]">
            <math:mfrac>
              <math:msup>
                <math:mi math:fontstyle="normal">e</math:mi>
                <math:mi>iαx</math:mi>
              </math:msup>
              <math:mi>iα</math:mi>
            </math:mfrac>
          </math:mfenced>
          <math:mrow>
            <math:mi math:fontstyle="normal">x</math:mi>
            <math:mo math:stretchy="false">=</math:mo>
            <math:mrow>
              <math:mo math:stretchy="false">−</math:mo>
              <math:mn>1</math:mn>
            </math:mrow>
          </math:mrow>
          <math:mn>1</math:mn>
        </math:msubsup>
        <math:mo math:stretchy="false">=</math:mo>
        <math:msub>
          <math:mi math:fontstyle="normal">u</math:mi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i>iα</math:mi>
          </math:mfrac>
        </math:mfenced>
        <math:mo math:stretchy="false">=</math:mo>
        <math:msub>
          <math:mn>2u</math:mn>
          <math:mn>0</math:mn>
        </math:msub>
      </math:mrow>
      <math:mrow>
        <math:mfenced math:open="" math:close="">
          <math:mfrac>
            <math:mrow>
              <math:msup>
                <math:mi math:fontstyle="normal">e</math:mi>
                <math:mi>iαx</math:mi>
              </math:msup>
              <math:mo math:stretchy="false">−</math:mo>
              <math:msup>
                <math:mi math:fontstyle="normal">e</math:mi>
                <math:mrow>
                  <math:mo math:stretchy="false">−</math:mo>
                  <math:mi>iαx</math:mi>
                </math:mrow>
              </math:msup>
            </math:mrow>
            <math:mn>2iα</math:mn>
          </math:mfrac>
        </math:mfenced>
        <math:mo math:stretchy="false">=</math:mo>
        <math:mrow>
          <math:msub>
            <math:mn>2u</math:mn>
            <math:mn>0</math:mn>
          </math:msub>
          <math:mo math:stretchy="false">⋅</math:mo>
          <math:mfrac>
            <math:mrow>
              <math:mi>sin</math:mi>
              <math:mi math:fontstyle="normal">α</math:mi>
            </math:mrow>
            <math:mi math:fontstyle="normal">α</math:mi>
          </math:mfrac>
        </math:mrow>
      </math:mrow>
    </math:mrow>
    <math:annotation math:encoding="StarMath 5.0">"" = u_0 left [ {{e^{iαx}}over{iα}} right ] sup 1 sub {x = -1} = u_0 left ( {{e^{iαx} - e^{-iαx}} over {iα}} right ) = 2u_0 left ( {{e^{iαx} - e^{-iαx}} over {2iα}} right ) =
2u_0 cdot {{sin α} over α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kℱ</math:mi>
      <math:mrow>
        <math:mfenced math:open="" math:close="">
          <math:mfrac>
            <math:mrow>
              <math:msup>
                <math:mo math:stretchy="false">∂</math:mo>
                <math:mn>2</math:mn>
              </math:msup>
              <math:mi math:fontstyle="normal">u</math:mi>
              <math:mrow>
                <math:mo math:stretchy="false">(</math:mo>
                <math:mrow>
                  <math:mi math:fontstyle="normal">x</math:mi>
                  <math:mi math:fontstyle="normal">;</math:mi>
                  <math:mi/>
                  <math:mi math:fontstyle="normal">t</math:mi>
                </math:mrow>
                <math:mo math:stretchy="false">)</math:mo>
              </math:mrow>
            </math:mrow>
            <math:mrow>
              <math:mo math:stretchy="false">∂</math:mo>
              <math:msup>
                <math:mi math:fontstyle="normal">x</math:mi>
                <math:mn>2</math:mn>
              </math:msup>
            </math:mrow>
          </math:mfrac>
        </math:mfenced>
        <math:mo math:stretchy="false">=</math:mo>
        <math:mi math:fontstyle="normal">k</math:mi>
      </math:mrow>
      <math:mrow>
        <math:msup>
          <math:mrow>
            <math:mo math:stretchy="false">(</math:mo>
            <math:mi>iα</math:mi>
            <math:mo math:stretchy="false">)</math:mo>
          </math:mrow>
          <math:mn>2</math:mn>
        </math:msup>
        <math:mo math:stretchy="false">⋅</math:mo>
        <math:mi math:fontstyle="normal">ℱ</math:mi>
      </math:mrow>
      <math:mrow>
        <math:mfenced math:open="" math:close="">
          <math:mrow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i math:fontstyle="normal">k</math:mi>
      </math:mrow>
      <math:mrow>
        <math:mo math:stretchy="false">(</math:mo>
        <math:mrow>
          <math:mo math:stretchy="false">−</math:mo>
          <math:msup>
            <math:mi math:fontstyle="normal">α</math:mi>
            <math:mn>2</math:mn>
          </math:msup>
        </math:mrow>
        <math:mo math:stretchy="false">)</math:mo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kℱ left ( {{partial^2 u(x; `t)} over {partial x^2}} right ) = k(iα)^2 cdot ℱ left ( u(x; `t) right ) = k(-α^2) hat u (α; `t)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normal">ℱ</math:mi>
      <math:mrow>
        <math:mfenced math:open="" math:close="">
          <math:mrow>
            <math:mfrac>
              <math:mrow>
                <math:mo math:stretchy="false">∂</math:mo>
                <math:mi math:fontstyle="normal">u</math:mi>
              </math:mrow>
              <math:mrow>
                <math:mo math:stretchy="false">∂</math:mo>
                <math:mi math:fontstyle="normal">t</math:mi>
              </math:mrow>
            </math:mfrac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</math:mfenced>
        <math:mo math:stretchy="false">=</math:mo>
        <math:mstyle math:fontsize="125%"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∞</math:mo>
                </math:mrow>
                <math:mo math:stretchy="false">∞</math:mo>
              </math:munderover>
              <math:mtext/>
            </math:mrow>
          </math:mrow>
        </math:mstyle>
      </math:mrow>
      <math:mrow>
        <math:mfrac>
          <math:mrow>
            <math:mo math:stretchy="false">∂</math:mo>
            <math:mi math:fontstyle="normal">u</math:mi>
            <math:mrow>
              <math:mo math:stretchy="false">(</math:mo>
              <math:mrow>
                <math:mi math:fontstyle="normal">x</math:mi>
                <math:mi math:fontstyle="normal">;</math:mi>
                <math:mi/>
                <math:mi math:fontstyle="normal">t</math:mi>
              </math:mrow>
              <math:mo math:stretchy="false">)</math:mo>
            </math:mrow>
          </math:mrow>
          <math:mrow>
            <math:mo math:stretchy="false">∂</math:mo>
            <math:mi math:fontstyle="normal">t</math:mi>
          </math:mrow>
        </math:mfrac>
        <math:mo math:stretchy="false">⋅</math:mo>
        <math:msup>
          <math:mi math:fontstyle="normal">e</math:mi>
          <math:mi>ixt</math:mi>
        </math:msup>
      </math:mrow>
      <math:mi/>
      <math:mrow>
        <math:mi>dx</math:mi>
        <math:mover>
          <math:mo math:stretchy="false">=</math:mo>
          <math:mtext>(*)</math:mtext>
        </math:mover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style math:fontsize="125%">
        <math:mrow>
          <math:mrow>
            <math:munderover>
              <math:mo math:stretchy="false">∫</math:mo>
              <math:mrow>
                <math:mo math:stretchy="false">−</math:mo>
                <math:mo math:stretchy="false">∞</math:mo>
              </math:mrow>
              <math:mo math:stretchy="false">∞</math:mo>
            </math:munderover>
            <math:mtext/>
          </math:mrow>
        </math:mrow>
      </math:mstyle>
      <math:mi math:fontstyle="normal">u</math:mi>
      <math:mrow>
        <math:mo math:stretchy="false">(</math:mo>
        <math:mrow>
          <math:mi math:fontstyle="normal">x</math:mi>
          <math:mi math:fontstyle="normal">;</math:mi>
          <math:mi/>
          <math:mi math:fontstyle="normal">t</math:mi>
        </math:mrow>
        <math:mo math:stretchy="false">)</math:mo>
      </math:mrow>
      <math:msup>
        <math:mi math:fontstyle="normal">e</math:mi>
        <math:mi>ixt</math:mi>
      </math:msup>
      <math:mi/>
      <math:mrow>
        <math:mi>dx</math:mi>
        <math:mo math:stretchy="false">=</math:mo>
        <math:mfrac>
          <math:mo math:stretchy="false">∂</math:mo>
          <math:mrow>
            <math:mo math:stretchy="false">∂</math:mo>
            <math:mi math:fontstyle="normal">t</math:mi>
          </math:mrow>
        </math:mfrac>
      </math:mrow>
      <math:mover math:accent="true">
        <math:mi math:fontstyle="normal">u</math:mi>
        <math:mo math:stretchy="false">ˆ</math:mo>
      </math:mover>
      <math:mrow>
        <math:mo math:stretchy="false">(</math:mo>
        <math:mrow>
          <math:mi math:fontstyle="normal">α</math:mi>
          <math:mi math:fontstyle="normal">;</math:mi>
          <math:mi/>
          <math:mi math:fontstyle="normal">t</math:mi>
        </math:mrow>
        <math:mo math:stretchy="false">)</math:mo>
      </math:mrow>
    </math:mrow>
    <math:annotation math:encoding="StarMath 5.0">ℱ left ( {{partial u} over {partial t}}(x; `t) right ) = {size *1.25 int from -infinity to infinity ""} {{partial u(x; `t)} over {partial t}} cdot e^{ixt}`dx = csup "(*)" {partial over {partial t}} {size *1.25 int from -infinity to infinity ""} u(x; `t) e^{ixt}`dx = {partial over {partial t}} hat u (α; `t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sub>
        <math:mfenced math:open="" math:close="">
          <math:mrow>
            <math:mfrac>
              <math:mo math:stretchy="false">∂</math:mo>
              <math:mrow>
                <math:mo math:stretchy="false">∂</math:mo>
                <math:mi math:fontstyle="normal">t</math:mi>
              </math:mrow>
            </math:mfrac>
            <math:mi math:fontstyle="normal">u</math:mi>
            <math:mrow>
              <math:mo math:stretchy="false">(</math:mo>
              <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</math:mfenced>
        <math:mrow>
          <math:mi math:fontstyle="normal">t</math:mi>
          <math:mo math:stretchy="false">=</math:mo>
          <math:msub>
            <math:mi math:fontstyle="normal">t</math:mi>
            <math:mn>0</math:mn>
          </math:msub>
        </math:mrow>
      </math:msub>
      <math:mrow>
        <math:mi>ds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row>
        <math:munder>
          <math:mi>lim</math:mi>
          <math:mrow>
            <math:mi math:fontstyle="normal">∆</math:mi>
            <math:mi math:fontstyle="normal">t</math:mi>
            <math:mi math:fontstyle="normal">→</math:mi>
            <math:mn>0</math:mn>
          </math:mrow>
        </math:munder>
        <math:mfrac>
          <math:mrow>
            <math:mi math:fontstyle="normal">u</math:mi>
            <math:mrow>
              <math:mrow>
                <math:mo math:stretchy="false">(</math:mo>
                <math:mrow>
                  <math:msub>
                    <math:mi math:fontstyle="normal">t</math:mi>
                    <math:mn>0</math:mn>
                  </math:msub>
                  <math:mi math:fontstyle="normal">;</math:mi>
                  <math:mi/>
                  <math:mi math:fontstyle="normal">s</math:mi>
                </math:mrow>
                <math:mo math:stretchy="false">)</math:mo>
              </math:mrow>
              <math:mo math:stretchy="false">−</math:mo>
              <math:mi math:fontstyle="normal">u</math:mi>
            </math:mrow>
            <math:mrow>
              <math:mo math:stretchy="false">(</math:mo>
              <math:mrow>
                <math:mrow>
                  <math:msub>
                    <math:mi math:fontstyle="normal">t</math:mi>
                    <math:mn>0</math:mn>
                  </math:msub>
                  <math:mo math:stretchy="false">+</math:mo>
                  <math:mi math:fontstyle="normal">∆</math:mi>
                </math:mrow>
                <math:mi math:fontstyle="normal">t</math:mi>
                <math:mi math:fontstyle="normal">;</math:mi>
                <math:mi/>
                <math:mi math:fontstyle="normal">s</math:mi>
              </math:mrow>
              <math:mo math:stretchy="false">)</math:mo>
            </math:mrow>
          </math:mrow>
          <math:mrow>
            <math:mi math:fontstyle="normal">∆</math:mi>
            <math:mi math:fontstyle="normal">t</math:mi>
          </math:mrow>
        </math:mfrac>
      </math:mrow>
      <math:mi/>
      <math:mrow>
        <math:mi>ds</math:mi>
        <math:mo math:stretchy="false">=</math:mo>
        <math:mtext/>
      </math:mrow>
    </math:mrow>
    <math:annotation math:encoding="StarMath 5.0">{size *1.25 int ""} left ( {partial over {partial t}} u(t; `s) right )_{t = t_0} ds = {size *1.25 int ""} lim from {∆t → 0} {{u(t_0;`s) - u(t_0 + ∆t;`s)} over {∆t}} `ds = ""</math:annotation>
  </math:semantics>
</math:math>
</file>